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6" style:parent-style-name="Graphics">
      <style:graphic-properties draw:fill="none" fo:clip="rect(0in 0in 0in 0in)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7" style:parent-style-name="Graphics">
      <style:graphic-properties draw:fill="none" fo:clip="rect(0in 0in 0in 0in)" draw:stroke="none"/>
    </style:style>
    <style:style style:family="presentation" style:name="a351">
      <style:graphic-properties draw:fill="none" draw:stroke="non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 style:parent-style-name="Graphics">
      <style:graphic-properties draw:fill="none" fo:clip="rect(0in 0in 0in 0in)" draw:stroke="non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 style:parent-style-name="Graphics">
      <style:graphic-properties draw:fill="none" fo:clip="rect(0in 0in 0in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draw:fill="none" draw:stroke="none"/>
    </style:style>
    <style:style style:family="graphic" style:name="a345" style:parent-style-name="Graphics">
      <style:graphic-properties draw:fill="none" draw:stroke="none"/>
    </style:style>
    <style:style style:family="graphic" style:name="a346" style:parent-style-name="Graphics">
      <style:graphic-properties draw:fill="none" draw:stroke="none"/>
    </style:style>
    <style:style style:family="drawing-page" style:name="a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presentation:style-name="a338" draw:name="Titre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Projet SAN</text:span></text:p>
          </draw:text-box>
          <svg:title/>
          <svg:desc/>
        </draw:frame>
        <draw:frame draw:id="id64" presentation:style-name="a339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40" draw:master-page-name="Master1-Layout2-obj-Titre-et-contenu" presentation:presentation-page-layout-name="Master1-PPL2" draw:id="Slide-257">
        <draw:frame draw:id="id65" presentation:style-name="a343" draw:name="Titre 1" svg:x="0.91667in" svg:y="0.39931in" svg:width="11.5in" svg:height="1.44965in" presentation:class="title" presentation:placeholder="false">
          <draw:text-box>
            <text:p text:style-name="a342" text:class-names="" text:cond-style-name=""><text:span text:style-name="a341" text:class-names="">Signal_4 dans les domaines temporels et fréquentiels.</text:span></text:p>
          </draw:text-box>
          <svg:title/>
          <svg:desc/>
        </draw:frame>
        <draw:frame draw:id="id66" presentation:style-name="a344" draw:name="Espace réservé du contenu 4" svg:x="0.0811in" svg:y="2.10357in" svg:width="4.5in" svg:height="4.6875in" style:rel-width="scale" style:rel-height="scale" presentation:class="graphic" presentation:placeholder="false">
          <draw:image xlink:href="media/image1.png" xlink:type="simple" xlink:show="embed" xlink:actuate="onLoad"/>
          <svg:title/>
          <svg:desc>Une image contenant texte, capture d’écran, Tracé, diagramme</svg:desc>
        </draw:frame>
        <draw:frame draw:id="id67" draw:style-name="a345" draw:name="Image 6" svg:x="4.27349in" svg:y="2.41812in" svg:width="4.30369in" svg:height="4.05839in" style:rel-width="scale" style:rel-height="scale">
          <draw:image xlink:href="media/image2.png" xlink:type="simple" xlink:show="embed" xlink:actuate="onLoad"/>
          <svg:title/>
          <svg:desc/>
        </draw:frame>
        <draw:frame draw:id="id68" draw:style-name="a346" draw:name="Image 8" svg:x="8.57718in" svg:y="2.50125in" svg:width="3.91946in" svg:height="3.8921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347" draw:master-page-name="Master1-Layout2-obj-Titre-et-contenu" presentation:presentation-page-layout-name="Master1-PPL2" draw:id="Slide-258">
        <draw:frame draw:id="id69" presentation:style-name="a350" draw:name="Titre 1" svg:x="0.91667in" svg:y="0.39931in" svg:width="11.5in" svg:height="1.44965in" presentation:class="title" presentation:placeholder="false">
          <draw:text-box>
            <text:p text:style-name="a349" text:class-names="" text:cond-style-name=""><text:span text:style-name="a348" text:class-names="">Signal-4 en fonction du temps zoomé</text:span></text:p>
          </draw:text-box>
          <svg:title/>
          <svg:desc/>
        </draw:frame>
        <draw:frame draw:id="id70" presentation:style-name="a351" draw:name="Espace réservé du contenu 4" svg:x="-0.02964in" svg:y="1.62378in" svg:width="8.80624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71" draw:style-name="a364" draw:name="ZoneTexte 3" svg:x="9.34413in" svg:y="2.64752in" svg:width="2.27232in" svg:height="1.61563in">
          <draw:text-box>
            <text:p text:style-name="a353" text:class-names="" text:cond-style-name=""><text:span text:style-name="a352" text:class-names="">T = 0.2786 – 0.2605<text:s text:c="1"/></text:span></text:p>
            <text:p text:style-name="a357" text:class-names="" text:cond-style-name=""><text:span text:style-name="a354" text:class-names=""><text:s text:c="1"/></text:span><text:span text:style-name="a355" text:class-names=""><text:s text:c="2"/>= 0.018 s<text:s text:c="1"/></text:span><text:span text:style-name="a356" text:class-names=""/></text:p>
            <text:p text:style-name="a359" text:class-names="" text:cond-style-name=""><text:span text:style-name="a358" text:class-names=""><text:s text:c="3"/>=1.8 ms</text:span></text:p>
            <text:p text:style-name="a361" text:class-names="" text:cond-style-name=""><text:span text:style-name="a360" text:class-names=""/></text:p>
            <text:p text:style-name="a363" text:class-names="" text:cond-style-name=""><text:span text:style-name="a362" text:class-names="">f = 55.5 Hz</text:span></text:p>
          </draw:text-box>
          <svg:title/>
          <svg:desc/>
        </draw:frame>
      </draw:page>
      <draw:page draw:name="Slide4" draw:style-name="a365" draw:master-page-name="Master1-Layout1-title-Diapositive-de-titre" presentation:presentation-page-layout-name="Master1-PPL1" draw:id="Slide-259">
        <draw:frame draw:id="id72" presentation:style-name="a369" draw:name="Titre 1" svg:x="1.46924in" svg:y="0.52129in" svg:width="10in" svg:height="1.34852in" presentation:class="title" presentation:placeholder="false">
          <draw:text-box>
            <text:p text:style-name="a368" text:class-names="" text:cond-style-name=""><text:span text:style-name="a366" text:class-names="">Fondamental spectre</text:span><text:span text:style-name="a367" text:class-names=""/></text:p>
          </draw:text-box>
          <svg:title/>
          <svg:desc/>
        </draw:frame>
        <draw:frame draw:id="id73" presentation:style-name="a377" draw:name="Sous-titre 2" svg:x="1.66667in" svg:y="2.01752in" svg:width="10in" svg:height="3.73247in" presentation:class="subtitle" presentation:placeholder="false">
          <draw:text-box>
            <text:p text:style-name="a371" text:class-names="" text:cond-style-name=""><text:span text:style-name="a370" text:class-names=""><text:s text:c="4"/><text:tab/><text:tab/> <text:s text:c="1"/></text:span></text:p>
            <text:p text:style-name="a373" text:class-names="" text:cond-style-name=""><text:span text:style-name="a372" text:class-names=""/></text:p>
            <text:p text:style-name="a376" text:class-names="" text:cond-style-name=""><text:span text:style-name="a374" text:class-names=""><text:tab/><text:tab/></text:span><text:span text:style-name="a375" text:class-names=""/></text:p>
          </draw:text-box>
          <svg:title/>
          <svg:desc/>
        </draw:frame>
        <draw:frame draw:id="id74" draw:style-name="a378" draw:name="Picture 3" svg:x="1.78423in" svg:y="2.09627in" svg:width="5.03993in" svg:height="2.87372in" style:rel-width="scale" style:rel-height="scale">
          <draw:image xlink:href="media/image5.png" xlink:type="simple" xlink:show="embed" xlink:actuate="onLoad"/>
          <svg:title/>
          <svg:desc/>
        </draw:frame>
        <draw:frame draw:id="id75" draw:style-name="a379" draw:name="Picture 4" svg:x="7.76915in" svg:y="2.55806in" svg:width="2.67746in" svg:height="1.00218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5" draw:style-name="a380" draw:master-page-name="Master1-Layout1-title-Diapositive-de-titre" presentation:presentation-page-layout-name="Master1-PPL1" draw:id="Slide-260">
        <draw:frame draw:id="id76" presentation:style-name="a384" draw:name="Titre 1" svg:x="1.62674in" svg:y="0.52129in" svg:width="10in" svg:height="1.03613in" presentation:class="title" presentation:placeholder="false">
          <draw:text-box>
            <text:p text:style-name="a383" text:class-names="" text:cond-style-name=""><text:span text:style-name="a381" text:class-names="">Harmoniques</text:span><text:span text:style-name="a382" text:class-names=""/></text:p>
          </draw:text-box>
          <svg:title/>
          <svg:desc/>
        </draw:frame>
        <draw:frame draw:id="id77" presentation:style-name="a385" draw:name="Sous-titre 2" svg:x="6.82416in" svg:y="1.54503in" svg:width="6.14241in" svg:height="4.40994in" presentation:class="subtitle" presentation:placeholder="true">
          <draw:text-box/>
          <svg:title/>
          <svg:desc/>
        </draw:frame>
        <draw:frame draw:id="id78" draw:style-name="a386" draw:name="Picture 2" svg:x="0.4455in" svg:y="1.70253in" svg:width="5.43042in" svg:height="2.91371in" style:rel-width="scale" style:rel-height="scale">
          <draw:image xlink:href="media/image7.png" xlink:type="simple" xlink:show="embed" xlink:actuate="onLoad"/>
          <svg:title/>
          <svg:desc/>
        </draw:frame>
        <draw:frame draw:id="id79" draw:style-name="a387" draw:name="Picture 3" svg:x="8.0054in" svg:y="2.33252in" svg:width="3.63009in" svg:height="4.18685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/11/2025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/11/2025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/11/2025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/11/2025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/11/2025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/11/2025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/11/2025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/11/2025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/11/2025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/11/2025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/11/2025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/11/2025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ojet SAN</dc:title>
    <meta:initial-creator>Rayan SOUNI</meta:initial-creator>
    <dc:creator>Rayan Souni</dc:creator>
    <meta:creation-date>2025-11-25T11:48:43Z</meta:creation-date>
    <dc:date>2025-11-25T19:45:09Z</dc:date>
    <meta:editing-cycles>4</meta:editing-cycles>
    <meta:editing-duration>PT2189S</meta:editing-duration>
    <meta:document-statistic meta:paragraph-count="13" meta:word-count="37"/>
  </office:meta>
</office:document-meta>
</file>